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07">
      <style:table-cell-properties fo:background-color="#dee6ef"/>
    </style:style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CO ppm</text:p>
          </table:table-cell>
          <table:table-cell/>
          <table:table-cell office:value-type="string" calcext:value-type="string">
            <text:p>Rs/Ro</text:p>
          </table:table-cell>
          <table:table-cell/>
          <table:table-cell table:style-name="Default" office:value-type="string" calcext:value-type="string">
            <text:p>Rs</text:p>
          </table:table-cell>
          <table:table-cell/>
          <table:table-cell office:value-type="string" calcext:value-type="string">
            <text:p>Uout</text:p>
          </table:table-cell>
          <table:table-cell/>
          <table:table-cell office:value-type="string" calcext:value-type="string">
            <text:p>Ro (Rs 100ppm)</text:p>
          </table:table-cell>
          <table:table-cell/>
          <table:table-cell office:value-type="string" calcext:value-type="string">
            <text:p>Rs clean air</text:p>
          </table:table-cell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table:formula="of:=[.$I$2]*[.C2]" office:value-type="float" office:value="104854.368932039" calcext:value-type="float">
            <text:p>104854,369</text:p>
          </table:table-cell>
          <table:table-cell/>
          <table:table-cell table:style-name="ce3" table:formula="of:=5/([.$K$5]+[.E2])*[.$K$5]" office:value-type="float" office:value="0.411362825240903" calcext:value-type="float">
            <text:p>0,411</text:p>
          </table:table-cell>
          <table:table-cell/>
          <table:table-cell table:style-name="ce3" table:formula="of:=[.$K$2]/25.75" office:value-type="float" office:value="69902.9126213592" calcext:value-type="float">
            <text:p>69902,913</text:p>
          </table:table-cell>
          <table:table-cell/>
          <table:table-cell table:style-name="ce2" office:value-type="float" office:value="1800000" calcext:value-type="float">
            <text:p>1800000</text:p>
          </table:table-cell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$I$2]*[.C3]" office:value-type="float" office:value="69902.9126213592" calcext:value-type="float">
            <text:p>69902,913</text:p>
          </table:table-cell>
          <table:table-cell/>
          <table:table-cell table:style-name="ce3" table:formula="of:=5/([.$K$5]+[.E3])*[.$K$5]" office:value-type="float" office:value="0.592664234470263" calcext:value-type="float">
            <text:p>0,593</text:p>
          </table:table-cell>
          <table:table-cell table:number-columns-repeated="4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/>
          <table:table-cell office:value-type="float" office:value="0.6" calcext:value-type="float">
            <text:p>0,6</text:p>
          </table:table-cell>
          <table:table-cell/>
          <table:table-cell table:formula="of:=[.$I$2]*[.C4]" office:value-type="float" office:value="41941.7475728155" calcext:value-type="float">
            <text:p>41941,748</text:p>
          </table:table-cell>
          <table:table-cell/>
          <table:table-cell table:style-name="ce3" table:formula="of:=5/([.$K$5]+[.E4])*[.$K$5]" office:value-type="float" office:value="0.915434363299421" calcext:value-type="float">
            <text:p>0,915</text:p>
          </table:table-cell>
          <table:table-cell table:number-columns-repeated="3"/>
          <table:table-cell office:value-type="string" calcext:value-type="string">
            <text:p>Rout</text:p>
          </table:table-cell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table:formula="of:=[.$I$2]*[.C5]" office:value-type="float" office:value="20970.8737864078" calcext:value-type="float">
            <text:p>20970,874</text:p>
          </table:table-cell>
          <table:table-cell/>
          <table:table-cell table:style-name="ce3" table:formula="of:=5/([.$K$5]+[.E5])*[.$K$5]" office:value-type="float" office:value="1.5475353238284" calcext:value-type="float">
            <text:p>1,548</text:p>
          </table:table-cell>
          <table:table-cell/>
          <table:table-cell table:style-name="ce6"/>
          <table:table-cell/>
          <table:table-cell table:style-name="ce2" office:value-type="float" office:value="9400" calcext:value-type="float">
            <text:p>9400</text:p>
          </table:table-cell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/>
          <table:table-cell office:value-type="float" office:value="0.21" calcext:value-type="float">
            <text:p>0,21</text:p>
          </table:table-cell>
          <table:table-cell/>
          <table:table-cell table:formula="of:=[.$I$2]*[.C6]" office:value-type="float" office:value="14679.6116504854" calcext:value-type="float">
            <text:p>14679,612</text:p>
          </table:table-cell>
          <table:table-cell/>
          <table:table-cell table:style-name="ce3" table:formula="of:=5/([.$K$5]+[.E6])*[.$K$5]" office:value-type="float" office:value="1.95185872107088" calcext:value-type="float">
            <text:p>1,952</text:p>
          </table:table-cell>
          <table:table-cell table:number-columns-repeated="4"/>
        </table:table-row>
        <table:table-row table:style-name="ro1">
          <table:table-cell table:style-name="Default" office:value-type="float" office:value="4000" calcext:value-type="float">
            <text:p>4000</text:p>
          </table:table-cell>
          <table:table-cell/>
          <table:table-cell office:value-type="float" office:value="0.09" calcext:value-type="float">
            <text:p>0,09</text:p>
          </table:table-cell>
          <table:table-cell/>
          <table:table-cell table:formula="of:=[.$I$2]*[.C7]" office:value-type="float" office:value="6291.26213592233" calcext:value-type="float">
            <text:p>6291,262</text:p>
          </table:table-cell>
          <table:table-cell/>
          <table:table-cell table:style-name="ce3" table:formula="of:=5/([.$K$5]+[.E7])*[.$K$5]" office:value-type="float" office:value="2.99529761168172" calcext:value-type="float">
            <text:p>2,99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CO ppm</text:p>
          </table:table-cell>
          <table:table-cell/>
          <table:table-cell office:value-type="string" calcext:value-type="string">
            <text:p>Rs/Ro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formula="of:=100*([.C10]^-1.513)" office:value-type="float" office:value="54.1469408265781" calcext:value-type="float">
            <text:p>54,147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formula="of:=100*([.C11]^-1.513)" office:value-type="float" office:value="100" calcext:value-type="float">
            <text:p>100,0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formula="of:=100*([.C12]^-1.513)" office:value-type="float" office:value="216.599354571764" calcext:value-type="float">
            <text:p>216,599</text:p>
          </table:table-cell>
          <table:table-cell/>
          <table:table-cell office:value-type="float" office:value="0.6" calcext:value-type="float">
            <text:p>0,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formula="of:=100*([.C13]^-1.513)" office:value-type="float" office:value="618.180841806076" calcext:value-type="float">
            <text:p>618,181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formula="of:=100*([.C14]^-1.513)" office:value-type="float" office:value="1060.43049191979" calcext:value-type="float">
            <text:p>1060,430</text:p>
          </table:table-cell>
          <table:table-cell/>
          <table:table-cell office:value-type="float" office:value="0.21" calcext:value-type="float">
            <text:p>0,21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formula="of:=100*([.C15]^-1.513)" office:value-type="float" office:value="3821.47553176069" calcext:value-type="float">
            <text:p>3821,476</text:p>
          </table:table-cell>
          <table:table-cell/>
          <table:table-cell office:value-type="float" office:value="0.09" calcext:value-type="float">
            <text:p>0,09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CO ppm</text:p>
          </table:table-cell>
          <table:table-cell/>
          <table:table-cell office:value-type="string" calcext:value-type="string">
            <text:p>Rs/Ro</text:p>
          </table:table-cell>
          <table:table-cell/>
          <table:table-cell table:style-name="Default" office:value-type="string" calcext:value-type="string">
            <text:p>Rs</text:p>
          </table:table-cell>
          <table:table-cell/>
          <table:table-cell office:value-type="string" calcext:value-type="string">
            <text:p>Uout</text:p>
          </table:table-cell>
          <table:table-cell table:number-columns-repeated="4"/>
        </table:table-row>
        <table:table-row table:style-name="ro1">
          <table:table-cell table:formula="of:=100*([.C18]^-1.513)" office:value-type="float" office:value="0.493093515676232" calcext:value-type="float">
            <text:p>0,493</text:p>
          </table:table-cell>
          <table:table-cell/>
          <table:table-cell table:style-name="ce3" table:formula="of:=[.E18]/[.$I$2]" office:value-type="float" office:value="33.4835833333333" calcext:value-type="float">
            <text:p>33,484</text:p>
          </table:table-cell>
          <table:table-cell/>
          <table:table-cell table:formula="of:=[.$K$5]/[.G18]*(5-[.G18])" office:value-type="float" office:value="2340600" calcext:value-type="float">
            <text:p>2340600,000</text:p>
          </table:table-cell>
          <table:table-cell/>
          <table:table-cell table:style-name="ce8"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 table:formula="of:=100*([.C19]^-1.513)" office:value-type="float" office:value="5.76915536170772" calcext:value-type="float">
            <text:p>5,769</text:p>
          </table:table-cell>
          <table:table-cell/>
          <table:table-cell table:style-name="ce3" table:formula="of:=[.E19]/[.$I$2]" office:value-type="float" office:value="6.58913888888889" calcext:value-type="float">
            <text:p>6,589</text:p>
          </table:table-cell>
          <table:table-cell/>
          <table:table-cell table:formula="of:=[.$K$5]/[.G19]*(5-[.G19])" office:value-type="float" office:value="460600" calcext:value-type="float">
            <text:p>460600,000</text:p>
          </table:table-cell>
          <table:table-cell/>
          <table:table-cell table:style-name="ce8" office:value-type="float" office:value="0.1" calcext:value-type="float">
            <text:p>0,1</text:p>
          </table:table-cell>
          <table:table-cell table:number-columns-repeated="4"/>
        </table:table-row>
        <table:table-row table:style-name="ro1">
          <table:table-cell table:formula="of:=100*([.C20]^-1.513)" office:value-type="float" office:value="32.3876399749546" calcext:value-type="float">
            <text:p>32,388</text:p>
          </table:table-cell>
          <table:table-cell/>
          <table:table-cell table:style-name="ce3" table:formula="of:=[.E20]/[.$I$2]" office:value-type="float" office:value="2.10673148148149" calcext:value-type="float">
            <text:p>2,107</text:p>
          </table:table-cell>
          <table:table-cell/>
          <table:table-cell table:formula="of:=[.$K$5]/[.G20]*(5-[.G20])" office:value-type="float" office:value="147266.666666667" calcext:value-type="float">
            <text:p>147266,667</text:p>
          </table:table-cell>
          <table:table-cell/>
          <table:table-cell table:style-name="ce8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table:formula="of:=100*([.C21]^-1.513)" office:value-type="float" office:value="74.9221077770707" calcext:value-type="float">
            <text:p>74,922</text:p>
          </table:table-cell>
          <table:table-cell/>
          <table:table-cell table:style-name="ce3" table:formula="of:=[.E21]/[.$I$2]" office:value-type="float" office:value="1.21025" calcext:value-type="float">
            <text:p>1,210</text:p>
          </table:table-cell>
          <table:table-cell/>
          <table:table-cell table:formula="of:=[.$K$5]/[.G21]*(5-[.G21])" office:value-type="float" office:value="84600" calcext:value-type="float">
            <text:p>84600,000</text:p>
          </table:table-cell>
          <table:table-cell/>
          <table:table-cell table:style-name="ce8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formula="of:=100*([.C22]^-1.513)" office:value-type="float" office:value="169.34714431372" calcext:value-type="float">
            <text:p>169,347</text:p>
          </table:table-cell>
          <table:table-cell/>
          <table:table-cell table:style-name="ce3" table:formula="of:=[.E22]/[.$I$2]" office:value-type="float" office:value="0.705979166666667" calcext:value-type="float">
            <text:p>0,706</text:p>
          </table:table-cell>
          <table:table-cell/>
          <table:table-cell table:formula="of:=[.$K$5]/[.G22]*(5-[.G22])" office:value-type="float" office:value="49350" calcext:value-type="float">
            <text:p>49350,000</text:p>
          </table:table-cell>
          <table:table-cell/>
          <table:table-cell table:style-name="ce8" office:value-type="float" office:value="0.8" calcext:value-type="float">
            <text:p>0,8</text:p>
          </table:table-cell>
          <table:table-cell table:number-columns-repeated="4"/>
        </table:table-row>
        <table:table-row table:style-name="ro1">
          <table:table-cell table:formula="of:=100*([.C23]^-1.513)" office:value-type="float" office:value="255.541910131798" calcext:value-type="float">
            <text:p>255,542</text:p>
          </table:table-cell>
          <table:table-cell/>
          <table:table-cell table:style-name="ce3" table:formula="of:=[.E23]/[.$I$2]" office:value-type="float" office:value="0.537888888888889" calcext:value-type="float">
            <text:p>0,538</text:p>
          </table:table-cell>
          <table:table-cell/>
          <table:table-cell table:formula="of:=[.$K$5]/[.G23]*(5-[.G23])" office:value-type="float" office:value="37600" calcext:value-type="float">
            <text:p>37600,00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100*([.C24]^-1.513)" office:value-type="float" office:value="577.603781010248" calcext:value-type="float">
            <text:p>577,604</text:p>
          </table:table-cell>
          <table:table-cell/>
          <table:table-cell table:style-name="ce3" table:formula="of:=[.E24]/[.$I$2]" office:value-type="float" office:value="0.313768518518518" calcext:value-type="float">
            <text:p>0,314</text:p>
          </table:table-cell>
          <table:table-cell/>
          <table:table-cell table:formula="of:=[.$K$5]/[.G24]*(5-[.G24])" office:value-type="float" office:value="21933.3333333333" calcext:value-type="float">
            <text:p>21933,333</text:p>
          </table:table-cell>
          <table:table-cell/>
          <table:table-cell table:style-name="ce8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table:formula="of:=100*([.C25]^-1.513)" office:value-type="float" office:value="1127.07503115432" calcext:value-type="float">
            <text:p>1127,075</text:p>
          </table:table-cell>
          <table:table-cell/>
          <table:table-cell table:style-name="ce3" table:formula="of:=[.E25]/[.$I$2]" office:value-type="float" office:value="0.201708333333333" calcext:value-type="float">
            <text:p>0,202</text:p>
          </table:table-cell>
          <table:table-cell/>
          <table:table-cell table:formula="of:=[.$K$5]/[.G25]*(5-[.G25])" office:value-type="float" office:value="14100" calcext:value-type="float">
            <text:p>14100,000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100*([.C26]^-1.513)" office:value-type="float" office:value="2081.51192652622" calcext:value-type="float">
            <text:p>2081,512</text:p>
          </table:table-cell>
          <table:table-cell/>
          <table:table-cell table:style-name="ce3" table:formula="of:=[.E26]/[.$I$2]" office:value-type="float" office:value="0.134472222222222" calcext:value-type="float">
            <text:p>0,134</text:p>
          </table:table-cell>
          <table:table-cell/>
          <table:table-cell table:formula="of:=[.$K$5]/[.G26]*(5-[.G26])" office:value-type="float" office:value="9400" calcext:value-type="float">
            <text:p>9400,000</text:p>
          </table:table-cell>
          <table:table-cell/>
          <table:table-cell table:style-name="ce8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table:formula="of:=100*([.C27]^-1.513)" office:value-type="float" office:value="3844.19118559788" calcext:value-type="float">
            <text:p>3844,191</text:p>
          </table:table-cell>
          <table:table-cell/>
          <table:table-cell table:style-name="ce3" table:formula="of:=[.E27]/[.$I$2]" office:value-type="float" office:value="0.0896481481481482" calcext:value-type="float">
            <text:p>0,090</text:p>
          </table:table-cell>
          <table:table-cell/>
          <table:table-cell table:formula="of:=[.$K$5]/[.G27]*(5-[.G27])" office:value-type="float" office:value="6266.66666666667" calcext:value-type="float">
            <text:p>6266,667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4T04:35:26.267000000</meta:creation-date>
    <dc:date>2024-02-17T11:21:39.335000000</dc:date>
    <meta:editing-duration>PT46M23S</meta:editing-duration>
    <meta:editing-cycles>17</meta:editing-cycles>
    <meta:generator>LibreOffice/7.3.6.2$Windows_X86_64 LibreOffice_project/c28ca90fd6e1a19e189fc16c05f8f8924961e12e</meta:generator>
    <meta:document-statistic meta:table-count="1" meta:cell-count="92" meta:object-count="0"/>
  </office:meta>
</office:document-meta>
</file>